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5B963AC0.png"/>
  <manifest:file-entry manifest:media-type="image/png" manifest:full-path="Pictures/100000000000053000000C9F2B6AD0B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6.82cm, 8.865cm, -0.613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97cm" svg:height="6.35cm" svg:x="5.73cm" svg:y="7.35cm">
          <draw:image xlink:href="Pictures/100000000000053000000C9F2B6AD0B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radial" draw:cx="50%" draw:cy="50%" draw:start-color="#0000ff" draw:end-color="#9999ff" draw:start-intensity="100%" draw:end-intensity="100%" draw:border="0%"/>
    <draw:hatch draw:name="Black_20_0_20_Degrees" draw:display-name="Black 0 Degrees" draw:style="single" draw:color="#000000" draw:distance="0.102cm" draw:rotation="0"/>
    <draw:fill-image draw:name="Lawn_20_Artificial" draw:display-name="Lawn Artificial" xlink:href="Pictures/100000000000005E0000005E5B963AC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11-14T08:34:09.37</dc:date>
    <dc:creator>kissima rare</dc:creator>
    <meta:generator>OpenOffice.org/3.1$Win32 OpenOffice.org_project/310m19$Build-9420</meta:generator>
    <meta:editing-duration>PT18H31M40S</meta:editing-duration>
    <meta:editing-cycles>1</meta:editing-cycles>
    <meta:document-statistic meta:object-count="1"/>
  </office:meta>
</office:document-meta>
</file>